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P10" style:family="paragraph" style:parent-style-name="Standard">
      <style:text-properties officeooo:rsid="00104aaf" officeooo:paragraph-rsid="00143679"/>
    </style:style>
    <style:style style:name="P11" style:family="paragraph" style:parent-style-name="Standard">
      <style:text-properties officeooo:rsid="00093d1e" officeooo:paragraph-rsid="000a3fb8"/>
    </style:style>
    <style:style style:name="P12" style:family="paragraph" style:parent-style-name="Title">
      <style:text-properties officeooo:rsid="00148786" officeooo:paragraph-rsid="00148786"/>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4aaf" style:font-style-asian="normal" style:font-weight-asian="normal" style:font-style-complex="normal" style:font-weight-complex="normal"/>
    </style:style>
    <style:style style:name="T14" style:family="text">
      <style:text-properties fo:font-style="normal" style:text-underline-style="none" fo:font-weight="normal" officeooo:rsid="00105b1e" style:font-style-asian="normal" style:font-weight-asian="normal" style:font-style-complex="normal" style:font-weight-complex="normal"/>
    </style:style>
    <style:style style:name="T15" style:family="text">
      <style:text-properties officeooo:rsid="00113180"/>
    </style:style>
    <style:style style:name="T16" style:family="text">
      <style:text-properties officeooo:rsid="0014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Operating instructions</text:span></text:p>
      <text:p text:style-name="P2"><text:span text:style-name="T1"/></text:p>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 text:c="4"/><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10">Audio levels: <text:s text:c="2"/>They should be good. <text:s/>If you don't know what that means, talk to someone who does.</text:p>
      <text:p text:style-name="P9"><text:span text:style-name="T16">There should be lots of range of movement when the presenter is talking, and no signal when they are not. <text:s text:c="3"/></text:span><text:span text:style-name="T11">NO CLIPPING!</text:span><text:span text:style-name="T13"> <text:s text:c="2"/></text:span><text:span text:style-name="T14">Make sure the audio meeter does not hit the top at all. <text:s text:c="2"/>Close to max is good, but max is unacceptable. </text:span><text:span text:style-name="T13"><text:s/></text:span><text:span text:style-name="T14">T</text:span><text:span text:style-name="T12">he worst thing that can happen is the level is so high that the electronics can't handle it and the curvy sine wave gets smashed flat. This causes the result to pop, which is very distracting and difficult/impossible to fix.</text:span></text:p>
      <text:p text:style-name="P1"/>
      <text:p text:style-name="P1">To restart everything, you can simply kill the xserver. <text:s/><text:span text:style-name="T10">Ctrl-Alt-Backspace. </text:span><text:s/>Be aware that you then need to press '<text:span text:style-name="T15">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2-02T12:38:16.112116045</dc:date>
    <meta:editing-duration>PT2H23M11S</meta:editing-duration>
    <meta:editing-cycles>4</meta:editing-cycles>
    <meta:generator>LibreOffice/4.1.4.2$Linux_X86_64 LibreOffice_project/410m0$Build-2</meta:generator>
    <meta:document-statistic meta:table-count="0" meta:image-count="0" meta:object-count="0" meta:page-count="1" meta:paragraph-count="10" meta:word-count="398" meta:character-count="2172" meta:non-whitespace-character-count="1740"/>
  </office:meta>
</office:document-meta>
</file>